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5255859836725940960"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769050815896179926"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889797538725565209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100535543959746002"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98178444098046243"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3779430691835790368" text:style-name="L6">
        <text:list-item>
          <text:list>
            <text:list-header>
              <text:p text:style-name="P197"><text:span text:style-name="T1">warm up:</text:span> 0.2 mile jog and rest 2 minutes</text:p>
              <text:p text:style-name="P197"><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7943054758603482322"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575893041474357220"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0415410" text:continue-list="list7943054758603482322"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480953564853241069"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415710"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435098"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0434493" text:continue-numbering="true" text:style-name="L9">
        <text:list-item>
          <text:list>
            <text:list-header>
              <text:p text:style-name="P198">Warm down: <text:span text:style-name="T2">0.25 mile jog home</text:span></text:p>
              <text:p text:style-name="P199"/>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0416575" text:continue-numbering="true" text:style-name="L9">
        <text:list-item>
          <text:list>
            <text:list-header>
              <text:p text:style-name="P199">Time for 4.8 miles: 56: 32, Ave Pace: 11:51/mile, Ave HR:118,-&gt;1399 heartbeats/Mile</text:p>
              <text:p text:style-name="P19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414759"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4616512170278465384"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1240384973931669796"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1226465934816725"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423391" text:continue-numbering="true" text:style-name="L12">
        <text:list-item>
          <text:list>
            <text:list-header>
              <text:p text:style-name="P203">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334055407241316762"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32365820326806602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910540244587458336" text:style-name="L15">
        <text:list-item>
          <text:list>
            <text:list-header>
              <text:p text:style-name="P172">1.5 miles averaging about 9:40/mile and rest 1 min</text:p>
            </text:list-header>
          </text:list>
        </text:list-item>
      </text:list>
      <text:p text:style-name="P23">1 mile in 8:26 and rest 2 min</text:p>
      <text:list xml:id="list6458642909747544943"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567523619142217011"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436780"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470449498468819568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94652981725072522"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474326898585695250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0445415" text:continue-list="list694652981725072522" text:style-name="L19">
        <text:list-item>
          <text:list>
            <text:list-header>
              <text:p text:style-name="P176">(Pace*HR)=1240</text:p>
            </text:list-header>
          </text:list>
        </text:list-item>
      </text:list>
      <text:list xml:id="list40414200" text:continue-list="list4704494984688195682" text:style-name="L18">
        <text:list-item>
          <text:list>
            <text:list-header>
              <text:p text:style-name="P175">2 miles at 10:46/mile Ave HR= 121 bpm and rest a few minutes</text:p>
            </text:list-header>
          </text:list>
        </text:list-item>
      </text:list>
      <text:list xml:id="list40444910" text:continue-list="list4044541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0434112"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706303761099917092"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10572246080542913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6734162940710520993"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8535872486374523250" text:style-name="L24">
        <text:list-item>
          <text:p text:style-name="P202">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669565583264893031"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069407330310116093"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0430262"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435406"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747909294977283366"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391012579906896975"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43922659839651717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6101425871838796285"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889936397584355819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176103361204141899" text:style-name="L32">
        <text:list-item>
          <text:list>
            <text:list-header>
              <text:p text:style-name="P186">0.25 miles in 2:54</text:p>
              <text:p text:style-name="P186">1 mile in 9:21 going faster as I ran and ending at around 8:30 pace</text:p>
            </text:list-header>
          </text:list>
        </text:list-item>
      </text:list>
      <text:list xml:id="list8604423861204082608"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6731361394297410392"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6554470365290806710"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10"><text:span text:style-name="T2"/></text:p>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10"/>
      <text:p text:style-name="P10"/>
      <text:p text:style-name="P10">For 20 cemetery loops or more <text:s/></text:p>
      <text:p text:style-name="P23"><text:span text:style-name="T18"><text:tab/><text:tab/> <text:s text:c="2"/>min/mile</text:span></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oft-page-break/><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10"/>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465265179246038842"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soft-page-break/><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30T20:18:12.07</dc:date>
    <dc:creator>James Lombardi</dc:creator>
    <meta:editing-duration>P21DT16H59M17S</meta:editing-duration>
    <meta:editing-cycles>1758</meta:editing-cycles>
    <meta:generator>OpenOffice/4.1.2$Win32 OpenOffice.org_project/412m3$Build-9782</meta:generator>
    <meta:document-statistic meta:table-count="0" meta:image-count="9" meta:object-count="0" meta:page-count="178" meta:paragraph-count="5130" meta:word-count="55630" meta:character-count="285201"/>
  </office:meta>
</office:document-meta>
</file>